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42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24.8mm"/>
    </style:style>
    <style:style style:name="co5" style:family="table-column">
      <style:table-column-properties fo:break-before="auto" style:column-width="35.4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 table:print-ranges="Sheet1.G10:Sheet1.G10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Per Unit 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inal Am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2700" calcext:value-type="float">
            <text:p>2700</text:p>
          </table:table-cell>
          <table:table-cell table:formula="of:=[.D3]*2.2" office:value-type="float" office:value="5940" calcext:value-type="float">
            <text:p>59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4800" calcext:value-type="float">
            <text:p>4800</text:p>
          </table:table-cell>
          <table:table-cell table:formula="of:=[.D4]*2.2" office:value-type="float" office:value="10560" calcext:value-type="float">
            <text:p>105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Sensor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800" calcext:value-type="float">
            <text:p>1800</text:p>
          </table:table-cell>
          <table:table-cell table:formula="of:=[.D5]*2.2"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ID Tags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B6]*[.C6]" office:value-type="float" office:value="7000" calcext:value-type="float">
            <text:p>7000</text:p>
          </table:table-cell>
          <table:table-cell table:formula="of:=[.D6]*2.2" office:value-type="float" office:value="15400" calcext:value-type="float">
            <text:p>15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CD Display 16x2 (Green)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080" calcext:value-type="float">
            <text:p>1080</text:p>
          </table:table-cell>
          <table:table-cell table:formula="of:=[.D7]*2.2" office:value-type="float" office:value="2376" calcext:value-type="float">
            <text:p>2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x Keypad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900" calcext:value-type="float">
            <text:p>900</text:p>
          </table:table-cell>
          <table:table-cell table:formula="of:=[.D8]*2.2" office:value-type="float" office:value="1980" calcext:value-type="float">
            <text:p>1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ezo Buzz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9]*[.C9]" office:value-type="float" office:value="140" calcext:value-type="float">
            <text:p>140</text:p>
          </table:table-cell>
          <table:table-cell table:formula="of:=[.D9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D10]*2.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Butto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84" calcext:value-type="float">
            <text:p>84</text:p>
          </table:table-cell>
          <table:table-cell table:formula="of:=[.D11]*2.2" office:value-type="float" office:value="184.8" calcext:value-type="float">
            <text:p>18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s (in Meter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B12]*[.C12]" office:value-type="float" office:value="70" calcext:value-type="float">
            <text:p>70</text:p>
          </table:table-cell>
          <table:table-cell table:formula="of:=[.D12]*2.2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16 Pi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13]*[.C13]" office:value-type="float" office:value="280" calcext:value-type="float">
            <text:p>280</text:p>
          </table:table-cell>
          <table:table-cell table:formula="of:=[.D13]*2.2"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kets 4 P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4]*[.C14]" office:value-type="float" office:value="140" calcext:value-type="float">
            <text:p>140</text:p>
          </table:table-cell>
          <table:table-cell table:formula="of:=[.D14]*2.2"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table:formula="of:=[.B15]*[.C15]" office:value-type="float" office:value="2800" calcext:value-type="float">
            <text:p>2800</text:p>
          </table:table-cell>
          <table:table-cell table:formula="of:=[.D15]*2.2" office:value-type="float" office:value="6160" calcext:value-type="float">
            <text:p>6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400" calcext:value-type="float">
            <text:p>400</text:p>
          </table:table-cell>
          <table:table-cell table:formula="of:=[.D16]*2.2" office:value-type="float" office:value="880" calcext:value-type="float">
            <text:p>8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rylic Sheet (Sq. Meter)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17]*[.C17]" office:value-type="float" office:value="250" calcext:value-type="float">
            <text:p>250</text:p>
          </table:table-cell>
          <table:table-cell table:formula="of:=[.D17]*2.2" office:value-type="float" office:value="550" calcext:value-type="float">
            <text:p>550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3:.B17])" office:value-type="float" office:value="2604" calcext:value-type="float">
            <text:p>2604</text:p>
          </table:table-cell>
          <table:table-cell table:style-name="ce3" table:formula="of:=SUM([.C3:.C17])" office:value-type="float" office:value="1107" calcext:value-type="float">
            <text:p>1107</text:p>
          </table:table-cell>
          <table:table-cell table:style-name="ce3" table:formula="of:=SUM([.D3:.D17])" office:value-type="float" office:value="22479" calcext:value-type="float">
            <text:p>22479</text:p>
          </table:table-cell>
          <table:table-cell table:style-name="ce3" table:formula="of:=SUM([.E3:.E17])" office:value-type="float" office:value="49453.8" calcext:value-type="float">
            <text:p>49453.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xcluding Arduino Mega</text:p>
          </table:table-cell>
          <table:table-cell table:style-name="ce3" table:number-columns-repeated="3"/>
          <table:table-cell table:style-name="ce3" table:formula="of:=[.E25]-10560" office:value-type="float" office:value="38893.8" calcext:value-type="float">
            <text:p>38893.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22:44:15.922491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ruddha Arondekar</meta:initial-creator>
    <meta:creation-date>2018-03-12T19:51:50.727420573</meta:creation-date>
    <meta:generator>LibreOffice/6.0.2.1$Linux_X86_64 LibreOffice_project/00m0$Build-1</meta:generator>
    <dc:date>2018-03-16T22:42:26.854584609</dc:date>
    <dc:creator>Aniruddha Arondekar</dc:creator>
    <meta:editing-duration>PT20M44S</meta:editing-duration>
    <meta:editing-cycles>16</meta:editing-cycles>
    <meta:document-statistic meta:table-count="1" meta:cell-count="87" meta:object-count="0"/>
  </office:meta>
</office:document-meta>
</file>